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57cm" fo:min-width="5.34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4" style:family="graphic" style:parent-style-name="standard">
      <style:graphic-properties draw:fill-color="#fffbcc" draw:textarea-horizontal-align="justify" draw:textarea-vertical-align="middle" draw:auto-grow-height="false" fo:min-height="1.15cm" fo:min-width="9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9.95cm" fo:min-width="25.9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6.5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13.5cm"/>
    </style:style>
    <style:style style:name="gr10" style:family="graphic" style:parent-style-name="standard">
      <style:graphic-properties draw:textarea-horizontal-align="justify" draw:textarea-vertical-align="middle" draw:auto-grow-height="false" fo:min-height="5.75cm" fo:min-width="18.7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6.9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14" style:family="graphic" style:parent-style-name="standard">
      <style:graphic-properties draw:textarea-horizontal-align="justify" draw:textarea-vertical-align="middle" draw:auto-grow-height="false" fo:min-height="9.15cm" fo:min-width="6.9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841cm" svg:height="5.807cm" svg:x="11.2cm" svg:y="3.993cm">
          <text:p text:style-name="P1">The Flying Solo </text:p>
          <text:p text:style-name="P1">Logo and Na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5.2cm" svg:height="1.4cm" svg:x="6.6cm" svg:y="5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2cm" svg:height="1.4cm" svg:x="11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6.6cm" svg:y="7.2cm">
          <text:p text:style-name="P1">Enrollment No.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2cm" svg:height="1.4cm" svg:x="11.8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6.6cm" svg:y="5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2cm" svg:height="1.4cm" svg:x="11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6.6cm" svg:y="8.6cm">
          <text:p text:style-name="P1">Semes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2cm" svg:height="1.4cm" svg:x="11.8cm" svg:y="8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028cm" svg:height="1.352cm" svg:x="9.8cm" svg:y="3.4cm">
          <draw:text-box>
            <text:p><text:span text:style-name="T1">Enter your </text:span><text:span text:style-name="T1">details...</text:span></text:p>
          </draw:text-box>
        </draw:frame>
        <draw:custom-shape draw:style-name="gr3" draw:text-style-name="P1" draw:layer="layout" svg:width="5.2cm" svg:height="1.4cm" svg:x="11.8cm" svg:y="11.2cm">
          <text:p text:style-name="P1">Sub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4" draw:layer="layout" svg:width="6.391cm" svg:height="1.352cm" svg:x="10.609cm" svg:y="1.2cm">
          <draw:text-box>
            <text:p><text:span text:style-name="T1">Instructions...</text:span></text:p>
          </draw:text-box>
        </draw:frame>
        <draw:custom-shape draw:style-name="gr6" draw:text-style-name="P1" draw:layer="layout" svg:width="26.4cm" svg:height="10.2cm" svg:x="0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22.8cm" svg:y="14.4cm">
          <text:p text:style-name="P1">Nex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17.118cm" svg:height="1.352cm" svg:x="5.4cm" svg:y="4.848cm">
          <draw:text-box>
            <text:p><text:span text:style-name="T1">When you are ready click the button...</text:span></text:p>
          </draw:text-box>
        </draw:frame>
        <draw:custom-shape draw:style-name="gr7" draw:text-style-name="P5" draw:layer="layout" svg:width="11.2cm" svg:height="2cm" svg:x="8.4cm" svg:y="6.6cm">
          <text:p text:style-name="P1"><text:span text:style-name="T1">Start Quiz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7cm" svg:height="1.2cm" svg:x="0.6cm" svg:y="12cm">
          <text:p text:style-name="P1"><text:span text:style-name="T1">Loading the quiz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9" draw:text-style-name="P1" draw:layer="layout" svg:width="14cm" svg:height="1.6cm" svg:x="0.6cm" svg:y="0.4cm">
          <text:p text:style-name="P1">The Flying Solo-Quiz Rou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9.2cm" svg:height="6cm" svg:x="0.6cm" svg:y="2.4cm">
          <text:p text:style-name="P1">Question her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6cm" svg:height="1.2cm" svg:x="0.6cm" svg:y="8.8cm">
          <text:p text:style-name="P1">Option-A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4cm" svg:height="3cm" svg:x="20.2cm" svg:y="2.4cm">
          <text:p text:style-name="P6"/>
          <text:p text:style-name="P6"/>
          <text:p text:style-name="P6">Name:</text:p>
          <text:p text:style-name="P6">Enrollment No.:</text:p>
          <text:p text:style-name="P6">Semester:</text:p>
          <text:p text:style-name="P6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6cm" svg:height="1.2cm" svg:x="10.4cm" svg:y="8.8cm">
          <text:p text:style-name="P1">Option-B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6cm" svg:height="1.2cm" svg:x="0.6cm" svg:y="10.2cm">
          <text:p text:style-name="P1">Option-C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6cm" svg:height="1.2cm" svg:x="10.4cm" svg:y="10.2cm">
          <text:p text:style-name="P1">Option-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14.6cm" svg:y="13.8cm">
          <text:p text:style-name="P1">Next/Subm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4cm" svg:x="0.2cm" svg:y="13.8cm">
          <text:p text:style-name="P1">Previous/Disable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4cm" svg:height="1.6cm" svg:x="20.2cm" svg:y="0.4cm">
          <text:p text:style-name="P1">Time Left: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4cm" svg:height="9.4cm" svg:x="20.2cm" svg:y="5.8cm">
          <text:p text:style-name="P6">Questions Unattempted</text:p>
          <text:p text:style-name="P6">Questions Attempted</text:p>
          <text:p text:style-name="P6">Details</text:p>
          <text:p text:style-name="P6"/>
          <text:p text:style-name="P6">Hints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4.8cm" svg:height="1.6cm" svg:x="15cm" svg:y="0.4cm">
          <text:p text:style-name="P1">Hi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4" draw:layer="layout" svg:width="5.671cm" svg:height="1.352cm" svg:x="11.6cm" svg:y="3.848cm">
          <draw:text-box>
            <text:p><text:span text:style-name="T1">Feedback...</text:span></text:p>
          </draw:text-box>
        </draw:frame>
        <draw:frame draw:style-name="gr5" draw:text-style-name="P4" draw:layer="layout" svg:width="13.638cm" svg:height="1.352cm" svg:x="7.6cm" svg:y="5.2cm">
          <draw:text-box>
            <text:p><text:span text:style-name="T1">How much you like our Quiz ?</text:span></text:p>
          </draw:text-box>
        </draw:frame>
        <draw:custom-shape draw:style-name="gr16" draw:text-style-name="P1" draw:layer="layout" svg:width="1.8cm" svg:height="1.6cm" svg:x="8.2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8cm" svg:height="1.6cm" svg:x="10.8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8cm" svg:height="1.6cm" svg:x="13.4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8cm" svg:height="1.6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8cm" svg:height="1.6cm" svg:x="18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8.935cm" svg:height="1.352cm" svg:x="9.487cm" svg:y="5.296cm">
          <draw:text-box>
            <text:p><text:span text:style-name="T1">Your Score: 25/100</text:span></text:p>
          </draw:text-box>
        </draw:frame>
        <draw:frame draw:style-name="gr5" draw:text-style-name="P4" draw:layer="layout" svg:width="9.214cm" svg:height="1.352cm" svg:x="9.487cm" svg:y="6.648cm">
          <draw:text-box>
            <text:p><text:span text:style-name="T1">Passing Marks = 30</text:span></text:p>
          </draw:text-box>
        </draw:frame>
        <draw:frame draw:style-name="gr5" draw:text-style-name="P4" draw:layer="layout" svg:width="16.178cm" svg:height="1.352cm" svg:x="6.222cm" svg:y="8.048cm">
          <draw:text-box>
            <text:p><text:span text:style-name="T1">Sorry you could not pass this exa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09:38:01.458127918</meta:creation-date>
    <dc:date>2020-03-12T10:13:01.228932398</dc:date>
    <meta:editing-duration>PT13M46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